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Train/Tes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/>
          <table:table-cell office:value-type="string" calcext:value-type="string">
            <text:p>rmse(avg)</text:p>
          </table:table-cell>
          <table:table-cell office:value-type="string" calcext:value-type="string">
            <text:p>mae(avg)</text:p>
          </table:table-cell>
          <table:table-cell office:value-type="string" calcext:value-type="string">
            <text:p>mape(avg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 try</text:p>
          </table:table-cell>
          <table:table-cell table:number-columns-repeated="7"/>
          <table:table-cell office:value-type="string" calcext:value-type="string">
            <text:p>Scenar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float" office:value="0.836095" calcext:value-type="float">
            <text:p>0,836095</text:p>
          </table:table-cell>
          <table:table-cell office:value-type="float" office:value="0.763495" calcext:value-type="float">
            <text:p>0,763495</text:p>
          </table:table-cell>
          <table:table-cell office:value-type="float" office:value="17.643702" calcext:value-type="float">
            <text:p>17,643702</text:p>
          </table:table-cell>
          <table:table-cell/>
          <table:table-cell table:formula="of:=([.E4]+[.E9])/2" office:value-type="float" office:value="0.833224" calcext:value-type="float">
            <text:p>0,833224</text:p>
          </table:table-cell>
          <table:table-cell table:formula="of:=([.F4]+[.F9])/2" office:value-type="float" office:value="0.762286" calcext:value-type="float">
            <text:p>0,762286</text:p>
          </table:table-cell>
          <table:table-cell table:formula="of:=([.G4]+[.G9])/2" office:value-type="float" office:value="17.6188275" calcext:value-type="float">
            <text:p>17,6188275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190420.167852" calcext:value-type="float">
            <text:p>190420,167852</text:p>
          </table:table-cell>
          <table:table-cell office:value-type="float" office:value="375.438878" calcext:value-type="float">
            <text:p>375,438878</text:p>
          </table:table-cell>
          <table:table-cell office:value-type="float" office:value="39.634293" calcext:value-type="float">
            <text:p>39,634293</text:p>
          </table:table-cell>
          <table:table-cell/>
          <table:table-cell table:formula="of:=([.E5]+[.E10])/2" office:value-type="float" office:value="206093.9486135" calcext:value-type="float">
            <text:p>206093,9486135</text:p>
          </table:table-cell>
          <table:table-cell table:formula="of:=([.F5]+[.F10])/2" office:value-type="float" office:value="388.687182" calcext:value-type="float">
            <text:p>388,687182</text:p>
          </table:table-cell>
          <table:table-cell table:formula="of:=([.G5]+[.G10])/2" office:value-type="float" office:value="41.1175575" calcext:value-type="float">
            <text:p>41,1175575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float" office:value="0.041567" calcext:value-type="float">
            <text:p>0,041567</text:p>
          </table:table-cell>
          <table:table-cell office:value-type="float" office:value="0.174589" calcext:value-type="float">
            <text:p>0,174589</text:p>
          </table:table-cell>
          <table:table-cell office:value-type="float" office:value="29.579276" calcext:value-type="float">
            <text:p>29,579276</text:p>
          </table:table-cell>
          <table:table-cell/>
          <table:table-cell table:formula="of:=([.E6]+[.E11])/2" office:value-type="float" office:value="0.041481" calcext:value-type="float">
            <text:p>0,041481</text:p>
          </table:table-cell>
          <table:table-cell table:formula="of:=([.F6]+[.F11])/2" office:value-type="float" office:value="0.1720215" calcext:value-type="float">
            <text:p>0,1720215</text:p>
          </table:table-cell>
          <table:table-cell table:formula="of:=([.G6]+[.G11])/2" office:value-type="float" office:value="29.119349" calcext:value-type="float">
            <text:p>29,1193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nd 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float" office:value="0.830353" calcext:value-type="float">
            <text:p>0,830353</text:p>
          </table:table-cell>
          <table:table-cell office:value-type="float" office:value="0.761077" calcext:value-type="float">
            <text:p>0,761077</text:p>
          </table:table-cell>
          <table:table-cell office:value-type="float" office:value="17.593953" calcext:value-type="float">
            <text:p>17,593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221767.729375" calcext:value-type="float">
            <text:p>221767,729375</text:p>
          </table:table-cell>
          <table:table-cell office:value-type="float" office:value="401.935486" calcext:value-type="float">
            <text:p>401,935486</text:p>
          </table:table-cell>
          <table:table-cell office:value-type="float" office:value="42.600822" calcext:value-type="float">
            <text:p>42,600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float" office:value="0.041395" calcext:value-type="float">
            <text:p>0,041395</text:p>
          </table:table-cell>
          <table:table-cell office:value-type="float" office:value="0.169454" calcext:value-type="float">
            <text:p>0,169454</text:p>
          </table:table-cell>
          <table:table-cell office:value-type="float" office:value="28.659422" calcext:value-type="float">
            <text:p>28,65942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 try</text:p>
          </table:table-cell>
          <table:table-cell table:number-columns-repeated="7"/>
          <table:table-cell office:value-type="string" calcext:value-type="string">
            <text:p>Topolog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0" calcext:value-type="float">
            <text:p>100</text:p>
          </table:table-cell>
          <table:table-cell office:value-type="float" office:value="0.153264" calcext:value-type="float">
            <text:p>0,153264</text:p>
          </table:table-cell>
          <table:table-cell office:value-type="float" office:value="0.279964" calcext:value-type="float">
            <text:p>0,279964</text:p>
          </table:table-cell>
          <table:table-cell office:value-type="float" office:value="7.259524" calcext:value-type="float">
            <text:p>7,259524</text:p>
          </table:table-cell>
          <table:table-cell/>
          <table:table-cell table:formula="of:=([.E14]+[.E19])/2" office:value-type="float" office:value="0.1756575" calcext:value-type="float">
            <text:p>0,1756575</text:p>
          </table:table-cell>
          <table:table-cell table:formula="of:=([.F14]+[.F19])/2" office:value-type="float" office:value="0.2962605" calcext:value-type="float">
            <text:p>0,2962605</text:p>
          </table:table-cell>
          <table:table-cell table:formula="of:=([.G14]+[.G19])/2" office:value-type="float" office:value="7.976472" calcext:value-type="float">
            <text:p>7,976472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36083.541094" calcext:value-type="float">
            <text:p>36083,541094</text:p>
          </table:table-cell>
          <table:table-cell office:value-type="float" office:value="142.149085" calcext:value-type="float">
            <text:p>142,149085</text:p>
          </table:table-cell>
          <table:table-cell office:value-type="float" office:value="18.271493" calcext:value-type="float">
            <text:p>18,271493</text:p>
          </table:table-cell>
          <table:table-cell/>
          <table:table-cell table:formula="of:=([.E15]+[.E20])/2" office:value-type="float" office:value="39241.720464" calcext:value-type="float">
            <text:p>39241,720464</text:p>
          </table:table-cell>
          <table:table-cell table:formula="of:=([.F15]+[.F20])/2" office:value-type="float" office:value="147.178571" calcext:value-type="float">
            <text:p>147,178571</text:p>
          </table:table-cell>
          <table:table-cell table:formula="of:=([.G15]+[.G20])/2" office:value-type="float" office:value="18.929117" calcext:value-type="float">
            <text:p>18,929117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100" calcext:value-type="float">
            <text:p>100</text:p>
          </table:table-cell>
          <table:table-cell office:value-type="float" office:value="0.002547" calcext:value-type="float">
            <text:p>0,002547</text:p>
          </table:table-cell>
          <table:table-cell office:value-type="float" office:value="0.038823" calcext:value-type="float">
            <text:p>0,038823</text:p>
          </table:table-cell>
          <table:table-cell office:value-type="float" office:value="5.923842" calcext:value-type="float">
            <text:p>5,923842</text:p>
          </table:table-cell>
          <table:table-cell/>
          <table:table-cell table:formula="of:=([.E16]+[.E21])/2" office:value-type="float" office:value="0.0028695" calcext:value-type="float">
            <text:p>0,0028695</text:p>
          </table:table-cell>
          <table:table-cell table:formula="of:=([.F16]+[.F21])/2" office:value-type="float" office:value="0.040949" calcext:value-type="float">
            <text:p>0,040949</text:p>
          </table:table-cell>
          <table:table-cell table:formula="of:=([.G16]+[.G21])/2" office:value-type="float" office:value="6.4601945" calcext:value-type="float">
            <text:p>6,460194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nd 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0" calcext:value-type="float">
            <text:p>100</text:p>
          </table:table-cell>
          <table:table-cell office:value-type="float" office:value="0.198051" calcext:value-type="float">
            <text:p>0,198051</text:p>
          </table:table-cell>
          <table:table-cell office:value-type="float" office:value="0.312557" calcext:value-type="float">
            <text:p>0,312557</text:p>
          </table:table-cell>
          <table:table-cell office:value-type="float" office:value="8.69342" calcext:value-type="float">
            <text:p>8,69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42399.899834" calcext:value-type="float">
            <text:p>42399,899834</text:p>
          </table:table-cell>
          <table:table-cell office:value-type="float" office:value="152.208057" calcext:value-type="float">
            <text:p>152,208057</text:p>
          </table:table-cell>
          <table:table-cell office:value-type="float" office:value="19.586741" calcext:value-type="float">
            <text:p>19,586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100" calcext:value-type="float">
            <text:p>100</text:p>
          </table:table-cell>
          <table:table-cell office:value-type="float" office:value="0.003192" calcext:value-type="float">
            <text:p>0,003192</text:p>
          </table:table-cell>
          <table:table-cell office:value-type="float" office:value="0.043075" calcext:value-type="float">
            <text:p>0,043075</text:p>
          </table:table-cell>
          <table:table-cell office:value-type="float" office:value="6.996547" calcext:value-type="float">
            <text:p>6,9965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-00-0000</text:date>, <text:time style:data-style-name="N2" text:time-value="14:35:23.852742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24:59.720057729</meta:creation-date>
    <meta:generator>LibreOffice/5.4.6.2$Linux_X86_64 LibreOffice_project/40m0$Build-2</meta:generator>
    <dc:date>2018-07-31T15:40:46.393173372</dc:date>
    <meta:editing-duration>PT2H19M26S</meta:editing-duration>
    <meta:editing-cycles>32</meta:editing-cycles>
    <meta:document-statistic meta:table-count="1" meta:cell-count="118" meta:object-count="0"/>
  </office:meta>
</office:document-meta>
</file>